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30000000306C29D9F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mily-generic="roman"/>
    <style:font-face style:name="Courier New" svg:font-family="'Courier New'" style:font-family-generic="modern" style:font-pitch="fixed"/>
    <style:font-face style:name="Arial Black" svg:font-family="'Arial Black'" style:font-pitch="variable"/>
    <style:font-face style:name="DejaVu Sans1" svg:font-family="'DejaVu Sans'" style:font-pitch="variable"/>
    <style:font-face style:name="Times New Roman3"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214cm" table:align="left" style:writing-mode="lr-tb"/>
    </style:style>
    <style:style style:name="Table1.A" style:family="table-column">
      <style:table-column-properties style:column-width="7.214cm"/>
    </style:style>
    <style:style style:name="Table1.1" style:family="table-row">
      <style:table-row-properties style:keep-together="true" fo:keep-together="auto"/>
    </style:style>
    <style:style style:name="Table1.A1" style:family="table-cell">
      <style:table-cell-properties style:vertical-align="middle" fo:background-color="#f0f0f0" fo:padding="0.049cm" fo:border="none" style:writing-mode="lr-tb">
        <style:background-image/>
      </style:table-cell-properties>
    </style:style>
    <style:style style:name="Table2" style:family="table">
      <style:table-properties style:width="7.489cm" table:align="left" style:writing-mode="lr-tb"/>
    </style:style>
    <style:style style:name="Table2.A" style:family="table-column">
      <style:table-column-properties style:column-width="7.489cm"/>
    </style:style>
    <style:style style:name="Table2.1" style:family="table-row">
      <style:table-row-properties style:keep-together="true" fo:keep-together="auto"/>
    </style:style>
    <style:style style:name="Table2.A1" style:family="table-cell">
      <style:table-cell-properties style:vertical-align="middle" fo:background-color="#f0f0f0" fo:padding="0.049cm" fo:border="none" style:writing-mode="lr-tb">
        <style:background-image/>
      </style:table-cell-properties>
    </style:style>
    <style:style style:name="Table3" style:family="table">
      <style:table-properties style:width="7.301cm" table:align="left" style:writing-mode="lr-tb"/>
    </style:style>
    <style:style style:name="Table3.A" style:family="table-column">
      <style:table-column-properties style:column-width="7.301cm"/>
    </style:style>
    <style:style style:name="Table3.1" style:family="table-row">
      <style:table-row-properties style:keep-together="true" fo:keep-together="auto"/>
    </style:style>
    <style:style style:name="Table3.A1" style:family="table-cell">
      <style:table-cell-properties style:vertical-align="middle" fo:background-color="#f0f0f0" fo:padding="0.049cm" fo:border="none" style:writing-mode="lr-tb">
        <style:background-image/>
      </style:table-cell-properties>
    </style:style>
    <style:style style:name="Table4" style:family="table">
      <style:table-properties style:width="7.676cm" table:align="left" style:writing-mode="lr-tb"/>
    </style:style>
    <style:style style:name="Table4.A" style:family="table-column">
      <style:table-column-properties style:column-width="7.676cm"/>
    </style:style>
    <style:style style:name="Table4.1" style:family="table-row">
      <style:table-row-properties style:keep-together="true" fo:keep-together="auto"/>
    </style:style>
    <style:style style:name="Table4.A1" style:family="table-cell">
      <style:table-cell-properties style:vertical-align="middle" fo:background-color="#f0f0f0" fo:padding="0.049cm" fo:border="none" style:writing-mode="lr-tb">
        <style:background-image/>
      </style:table-cell-properties>
    </style:style>
    <style:style style:name="Table5" style:family="table">
      <style:table-properties style:width="7.273cm" table:align="left" style:writing-mode="lr-tb"/>
    </style:style>
    <style:style style:name="Table5.A" style:family="table-column">
      <style:table-column-properties style:column-width="7.273cm"/>
    </style:style>
    <style:style style:name="Table5.1" style:family="table-row">
      <style:table-row-properties style:keep-together="true" fo:keep-together="auto"/>
    </style:style>
    <style:style style:name="Table5.A1" style:family="table-cell">
      <style:table-cell-properties style:vertical-align="middle" fo:background-color="#f0f0f0" fo:padding="0.049cm" fo:border="none" style:writing-mode="lr-tb">
        <style:background-image/>
      </style:table-cell-properties>
    </style:style>
    <style:style style:name="Table6" style:family="table">
      <style:table-properties style:width="7.116cm" table:align="left" style:writing-mode="lr-tb"/>
    </style:style>
    <style:style style:name="Table6.A" style:family="table-column">
      <style:table-column-properties style:column-width="7.116cm"/>
    </style:style>
    <style:style style:name="Table6.1" style:family="table-row">
      <style:table-row-properties style:keep-together="true" fo:keep-together="auto"/>
    </style:style>
    <style:style style:name="Table6.A1" style:family="table-cell">
      <style:table-cell-properties style:vertical-align="middle" fo:background-color="#f0f0f0" fo:padding="0.049cm" fo:border="none" style:writing-mode="lr-tb">
        <style:background-image/>
      </style:table-cell-properties>
    </style:style>
    <style:style style:name="Table7" style:family="table">
      <style:table-properties style:width="7.204cm" table:align="left" style:writing-mode="lr-tb"/>
    </style:style>
    <style:style style:name="Table7.A" style:family="table-column">
      <style:table-column-properties style:column-width="7.204cm"/>
    </style:style>
    <style:style style:name="Table7.1" style:family="table-row">
      <style:table-row-properties style:keep-together="true" fo:keep-together="auto"/>
    </style:style>
    <style:style style:name="Table7.A1" style:family="table-cell">
      <style:table-cell-properties style:vertical-align="middle" fo:background-color="#f0f0f0" fo:padding="0.049cm" fo:border="none" style:writing-mode="lr-tb">
        <style:background-image/>
      </style:table-cell-properties>
    </style:style>
    <style:style style:name="Table8" style:family="table">
      <style:table-properties style:width="7.468cm" table:align="left" style:writing-mode="lr-tb"/>
    </style:style>
    <style:style style:name="Table8.A" style:family="table-column">
      <style:table-column-properties style:column-width="7.468cm"/>
    </style:style>
    <style:style style:name="Table8.1" style:family="table-row">
      <style:table-row-properties style:keep-together="true" fo:keep-together="auto"/>
    </style:style>
    <style:style style:name="Table8.A1" style:family="table-cell">
      <style:table-cell-properties style:vertical-align="middle" fo:background-color="#f0f0f0" fo:padding="0.049cm" fo:border="none" style:writing-mode="lr-tb">
        <style:background-image/>
      </style:table-cell-properties>
    </style:style>
    <style:style style:name="P1" style:family="paragraph" style:parent-style-name="Footer">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style:font-name="Arial" fo:font-size="8pt" style:font-size-asian="8pt" style:font-size-complex="8pt"/>
    </style:style>
    <style:style style:name="P5" style:family="paragraph" style:parent-style-name="Text_20_body">
      <style:paragraph-properties fo:margin-top="0cm" fo:margin-bottom="0cm"/>
      <style:text-properties style:font-name="Arial" fo:font-size="10pt" style:font-size-asian="10pt" style:font-size-complex="10pt"/>
    </style:style>
    <style:style style:name="P6" style:family="paragraph" style:parent-style-name="Text_20_body">
      <style:paragraph-properties fo:margin-top="0cm" fo:margin-bottom="0cm"/>
      <style:text-properties style:font-name="Arial" fo:font-size="10pt" fo:font-style="normal" style:font-size-asian="10pt" style:font-style-asian="normal" style:font-size-complex="10pt" style:font-style-complex="normal"/>
    </style:style>
    <style:style style:name="P7" style:family="paragraph" style:parent-style-name="Text_20_body">
      <style:paragraph-properties fo:margin-top="0cm" fo:margin-bottom="0cm">
        <style:tab-stops>
          <style:tab-stop style:position="4.556cm"/>
        </style:tab-stops>
      </style:paragraph-properties>
    </style:style>
    <style:style style:name="P8" style:family="paragraph" style:parent-style-name="Text_20_body">
      <style:paragraph-properties fo:margin-top="0cm" fo:margin-bottom="0cm" fo:break-before="page"/>
      <style:text-properties style:font-name="Arial" fo:font-size="8pt" style:font-size-asian="8pt" style:font-size-complex="8pt"/>
    </style:style>
    <style:style style:name="P9" style:family="paragraph" style:parent-style-name="Text_20_body">
      <style:paragraph-properties fo:margin-top="0cm" fo:margin-bottom="0cm"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0" style:family="paragraph" style:parent-style-name="Text_20_body">
      <style:paragraph-properties fo:margin-top="0cm" fo:margin-bottom="0cm" fo:orphans="0" fo:widows="0" fo:hyphenation-ladder-count="no-limit" style:text-autospace="ideograph-alpha" style:punctuation-wrap="hanging" style:line-break="strict" style:writing-mode="lr-tb"/>
      <style:text-properties style:font-name="Arial" fo:font-size="10pt" fo:font-style="normal" style:font-size-asian="10pt" style:font-style-asian="normal" style:font-size-complex="10pt" style:font-style-complex="normal" fo:hyphenate="false" fo:hyphenation-remain-char-count="2" fo:hyphenation-push-char-count="2"/>
    </style:style>
    <style:style style:name="P11" style:family="paragraph" style:parent-style-name="Standard">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Table_20_Contents">
      <style:paragraph-properties fo:padding="0.106cm" fo:border="0.002cm solid #000000" style:snap-to-layout-grid="false"/>
      <style:text-properties style:font-name="Arial" fo:font-size="8pt" style:font-size-asian="8pt" style:font-size-complex="8pt"/>
    </style:style>
    <style:style style:name="P14" style:family="paragraph" style:parent-style-name="Text_20_body">
      <style:paragraph-properties fo:margin-top="0cm" fo:margin-bottom="0.212cm"/>
    </style:style>
    <style:style style:name="P15" style:family="paragraph" style:parent-style-name="Standard" style:master-page-name="Standard">
      <style:paragraph-properties fo:text-align="center" style:justify-single-word="false" style:page-number="auto"/>
      <style:text-properties fo:font-weight="bold" style:font-weight-asian="bold"/>
    </style:style>
    <style:style style:name="P16" style:family="paragraph">
      <style:paragraph-properties fo:margin-left="0cm" fo:margin-right="0cm" fo:margin-top="0cm" fo:margin-bottom="0cm" style:line-height-at-least="0cm" fo:text-align="center" fo:text-indent="0cm" style:text-autospace="ideograph-alpha"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7" style:family="paragraph">
      <style:paragraph-properties style:writing-mode="lr-tb"/>
    </style:style>
    <style:style style:name="P18" style:family="paragraph">
      <style:paragraph-properties fo:margin-left="0cm" fo:margin-right="0cm" fo:margin-top="0.309cm" fo:margin-bottom="0cm" style:line-height-at-least="0cm" fo:text-align="start" fo:text-indent="0cm" style:text-autospace="ideograph-alpha"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9" style:family="paragraph">
      <style:paragraph-properties fo:margin-left="0cm" fo:margin-right="0cm" fo:margin-top="0.309cm" fo:margin-bottom="0cm" style:line-height-at-least="0cm" fo:text-align="start" fo:text-indent="0cm" style:text-autospace="ideograph-alpha"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font-size="10pt" style:font-size-asian="10pt" style:font-size-complex="10pt"/>
    </style:style>
    <style:style style:name="P20" style:family="paragraph">
      <style:paragraph-properties fo:margin-left="0cm" fo:margin-right="0cm" fo:margin-top="0cm" fo:margin-bottom="0cm" style:line-height-at-least="0cm" fo:text-align="start" fo:text-indent="0cm" style:text-autospace="ideograph-alpha"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1" style:family="paragraph">
      <style:paragraph-properties fo:margin-left="0cm" fo:margin-right="0cm" fo:margin-top="0.153cm" fo:margin-bottom="0cm" style:line-height-at-least="0cm" fo:text-align="center" fo:text-indent="0cm" style:text-autospace="ideograph-alpha"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2" style:family="paragraph">
      <style:paragraph-properties fo:margin-left="0cm" fo:margin-right="0cm" fo:margin-top="0.153cm" fo:margin-bottom="0cm" style:line-height-at-least="0cm" fo:text-align="center" fo:text-indent="0cm" style:text-autospace="ideograph-alpha"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style:font-name="Arial Black" fo:font-size="6pt" style:font-size-asian="6pt" style:font-size-complex="6pt"/>
    </style:style>
    <style:style style:name="T1" style:family="text">
      <style:text-properties fo:font-size="8pt" style:font-size-asian="8pt" style:font-size-complex="8pt"/>
    </style:style>
    <style:style style:name="T2" style:family="text">
      <style:text-properties style:font-name="Arial" fo:font-size="8pt" style:font-size-asian="8pt" style:font-size-complex="8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style:font-size-asian="10pt" style:font-size-complex="10pt"/>
    </style:style>
    <style:style style:name="T7" style:family="text">
      <style:text-properties style:font-name="Arial" fo:font-size="10pt" fo:font-style="normal" style:font-size-asian="10pt" style:font-style-asian="normal" style:font-size-complex="10pt" style:font-style-complex="normal"/>
    </style:style>
    <style:style style:name="T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color="#808080" style:font-name="Arial" fo:font-size="8pt" style:font-size-asian="8pt" style:font-size-complex="8pt"/>
    </style:style>
    <style:style style:name="T10" style:family="text">
      <style:text-properties fo:color="#c00000" style:font-name="Arial" fo:font-size="8pt" style:font-size-asian="8pt" style:font-size-complex="8pt"/>
    </style:style>
    <style:style style:name="T11" style:family="text">
      <style:text-properties fo:color="#0000c0" style:font-name="Arial" fo:font-size="8pt" style:font-size-asian="8pt" style:font-size-complex="8pt"/>
    </style:style>
    <style:style style:name="T12" style:family="text">
      <style:text-properties fo:color="#008000" style:font-name="Arial" fo:font-size="8pt" style:font-size-asian="8pt" style:font-size-complex="8pt"/>
    </style:style>
    <style:style style:name="T13" style:family="text">
      <style:text-properties style:font-name="Courier New" fo:font-weight="bold" style:font-weight-asian="bold" style:font-weight-complex="bold"/>
    </style:style>
    <style:style style:name="T14" style:family="text">
      <style:text-properties style:font-name="Courier New" fo:font-size="10pt" fo:font-weight="bold" style:font-size-asian="10pt" style:font-weight-asian="bold" style:font-size-complex="10pt" style:font-weight-complex="bold"/>
    </style:style>
    <style:style style:name="T1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6" style:family="text">
      <style:text-properties fo:font-style="italic" style:font-style-asian="italic" style:font-style-complex="italic"/>
    </style:style>
    <style:style style:name="T17" style:family="text">
      <style:text-properties style:use-window-font-color="true" style:font-name="Arial" fo:font-size="10pt" fo:language="en" fo:country="US" style:letter-kerning="true" style:font-name-asian="DejaVu Sans1" style:font-size-asian="10pt" style:language-asian="zxx" style:country-asian="none" style:font-name-complex="DejaVu Sans1" style:font-size-complex="10pt" style:language-complex="zxx" style:country-complex="none"/>
    </style:style>
    <style:style style:name="T18" style:family="text">
      <style:text-properties style:use-window-font-color="true" style:font-name="Arial" fo:font-size="10pt" fo:language="en" fo:country="US" fo:font-style="normal" fo:font-weight="normal" style:letter-kerning="true"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style>
    <style:style style:name="T19" style:family="text">
      <style:text-properties fo:color="#000000" style:text-outline="false" style:text-line-through-style="none" style:text-position="0% 100%" style:font-name="Arial" fo:font-size="12pt" fo:language="en" fo:country="GB" fo:font-style="normal" fo:text-shadow="none" style:text-underline-style="none" fo:font-weight="normal" style:letter-kerning="true" style:font-name-asian="DejaVu Sans1" style:font-size-asian="12pt" style:language-asian="zxx" style:country-asian="none" style:font-style-asian="normal" style:font-weight-asian="normal" style:font-name-complex="DejaVu Sans1" style:font-size-complex="10.5pt" style:language-complex="zxx" style:country-complex="none" style:font-style-complex="normal" style:font-weight-complex="normal" style:text-emphasize="none"/>
    </style:style>
    <style:style style:name="T20" style:family="text">
      <style:text-properties fo:color="#000000" style:text-outline="false" style:text-line-through-style="none" style:text-position="0% 100%" style:font-name="Arial" fo:font-size="10pt" fo:language="en" fo:country="GB" fo:font-style="normal" fo:text-shadow="none" style:text-underline-style="none" fo:font-weight="normal" style:letter-kerning="true"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style>
    <style:style style:name="T21" style:family="text">
      <style:text-properties fo:color="#000000" style:text-outline="false" style:text-line-through-style="none" style:text-position="0% 100%" style:font-name="Arial" fo:font-size="12pt" fo:language="en" fo:country="GB" fo:font-style="normal" fo:text-shadow="none" style:text-underline-style="none" fo:font-weight="normal" style:letter-kerning="true"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style>
    <style:style style:name="T22" style:family="text">
      <style:text-properties fo:color="#f30b05" style:text-outline="false" style:text-line-through-style="none" style:text-position="0% 100%" style:font-name="Arial Black" fo:font-size="6pt" fo:language="en" fo:country="GB" fo:font-style="normal" fo:text-shadow="none" style:text-underline-style="none" fo:font-weight="bold" style:letter-kerning="true" style:font-name-asian="DejaVu Sans1" style:font-size-asian="6pt" style:language-asian="zxx" style:country-asian="none" style:font-style-asian="normal" style:font-weight-asian="bold" style:font-name-complex="DejaVu Sans1" style:font-size-complex="6pt" style:language-complex="zxx" style:country-complex="none" style:font-style-complex="normal" style:font-weight-complex="bold" style:text-emphasize="none"/>
    </style:style>
    <style:style style:name="T23" style:family="text">
      <style:text-properties fo:color="#000000" style:text-outline="false" style:text-line-through-style="none" style:text-position="0% 100%" style:font-name="Arial Black" fo:font-size="6pt" fo:language="en" fo:country="GB" fo:font-style="normal" fo:text-shadow="none" style:text-underline-style="none" fo:font-weight="bold" style:letter-kerning="true" style:font-name-asian="DejaVu Sans1" style:font-size-asian="6pt" style:language-asian="zxx" style:country-asian="none" style:font-style-asian="normal" style:font-weight-asian="bold" style:font-name-complex="DejaVu Sans1" style:font-size-complex="6pt" style:language-complex="zxx" style:country-complex="none" style:font-style-complex="normal" style:font-weight-complex="bold" style:text-emphasize="none"/>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solid" draw:fill-color="#bbe0e3" draw:textarea-horizontal-align="justify" draw:textarea-vertical-align="middle" draw:auto-grow-height="false" draw:auto-grow-width="true" fo:min-width="4.501cm" fo:padding-top="0.229cm" fo:padding-bottom="0.229cm" fo:padding-left="0.25cm" fo:padding-right="0.25cm" fo:wrap-option="no-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9cm" svg:stroke-color="#000080" draw:stroke-linejoin="miter" draw:fill="none"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textarea-horizontal-align="justify" draw:textarea-vertical-align="top" draw:auto-grow-height="true" fo:min-height="0.855cm" fo:min-width="3.006cm" fo:padding-top="0.131cm" fo:padding-bottom="0.131cm" fo:padding-left="0.25cm" fo:padding-right="0.25cm" fo:wrap-option="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stroke-linejoin="miter" draw:fill="solid" draw:fill-color="#ececec" draw:textarea-horizontal-align="left" draw:textarea-vertical-align="middle" draw:auto-grow-height="false" fo:padding-top="0.134cm" fo:padding-bottom="0.231cm" fo:padding-left="0.441cm" fo:padding-right="0.441cm"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true" fo:padding-top="0.076cm" fo:padding-bottom="0.131cm" fo:padding-left="0.25cm" fo:padding-right="0.25cm" style:run-through="foreground"/>
    </style:style>
    <style:style style:name="gr7" style:family="graphic">
      <style:graphic-properties draw:stroke="solid" svg:stroke-width="0.026cm" svg:stroke-color="#000000" draw:stroke-linejoin="round" draw:fill="solid" draw:fill-color="#dddddd"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000000" draw:stroke-linejoin="miter" draw:fill="solid" draw:fill-color="#eaeaea"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stroke-linejoin="miter" draw:fill="gradient" draw:fill-color="#5f5f5f" draw:fill-gradient-name="Gradient_20_7"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000000" draw:stroke-linejoin="miter" draw:fill="solid" draw:fill-color="#f8f8f8"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justify" draw:textarea-vertical-align="top" draw:auto-grow-height="true" fo:min-height="0.318cm" fo:min-width="2.508cm" fo:padding-top="0.131cm" fo:padding-bottom="0.131cm" fo:padding-left="0.25cm" fo:padding-right="0.25cm" fo:wrap-option="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2">KeyGen2/SKS Scenario – Remote Key Unlock</text:p>
      <text:p text:style-name="P11"/>
      <text:p text:style-name="Standard"><text:span text:style-name="T3">Keys may lockup due to repeated use of the wrong PIN. <text:s text:c="2"/>If a key is also protected by a PUK the PUK code can be distributed (OOB) to the user for unlock. <text:s/>The following scenario describes remote unlock </text:span><text:span text:style-name="T4">that does not rely on a PUK</text:span><text:span text:style-name="T3"> but on a KMK (Key Management Key) that the issuer deployed during the provisioning of the key. <text:s/>This latter has in the SKS architecture been coined VSD (Virtual Security Domain) and is </text:span><text:span text:style-name="T4">the foundation for keeping issuers securely separated from each other</text:span><text:span text:style-name="T3">. <text:s/>For detailed information see the </text:span><text:span text:style-name="T4">SKS specification</text:span><text:span text:style-name="T3">.</text:span></text:p>
      <text:p text:style-name="P11"/>
      <text:p text:style-name="P11">The user is assumed to browse to an issuer-specific URL which starts a KeyGen2 operation. <text:s/>How the user is authenticated to the issuer service is out of scope for KeyGen2 but for unlock operations the SKS identity may be sufficient, it at least fully identifies the container.</text:p>
      <text:p text:style-name="P11"/>
      <text:p text:style-name="P11">The following “printout” of a KeyGen2 session shows how remote unlock can be performed.</text:p>
      <text:p text:style-name="P11"/>
      <text:p text:style-name="Standard"> </text:p>
      <table:table table:name="Table1" table:style-name="Table1">
        <table:table-column table:style-name="Table1.A"/>
        <table:table-row table:style-name="Table1.1">
          <table:table-cell table:style-name="Table1.A1" office:value-type="string">
            <text:p text:style-name="P13"> Pass #1: PlatformNegotiationRequest </text:p>
          </table:table-cell>
        </table:table-row>
      </table:table>
      <text:p text:style-name="P3"><text:span text:style-name="T2"> </text:span><text:span text:style-name="T2"><text:line-break/></text:span><text:span text:style-name="T9">&lt;?xml version="1.0" encoding="UTF-8"?&gt;</text:span><text:span text:style-name="T2"><text:line-break/>&lt;</text:span><text:span text:style-name="T10">PlatformNegotiationRequest</text:span><text:span text:style-name="T2"> </text:span><text:span text:style-name="T11">Action</text:span><text:span text:style-name="T2">="unlock" </text:span><text:span text:style-name="T11">ID</text:span><text:span text:style-name="T2">="S-12c84bd26b886bedfa8fe0f2e21"</text:span></text:p>
      <text:p text:style-name="P3"><text:span text:style-name="T11"><text:s text:c="48"/>SubmitURL</text:span><text:span text:style-name="T2">="http://issuer.example.com/platform" </text:span></text:p>
      <text:p text:style-name="P3"><text:span text:style-name="T11"><text:s text:c="48"/>xmlns</text:span><text:span text:style-name="T2">="</text:span><text:span text:style-name="T12">http://xmlns.webpki.org/keygen2/beta/20101204#</text:span><text:span text:style-name="T2">"&gt;<text:line-break/>    &lt;</text:span><text:span text:style-name="T10">IssuerLogotype</text:span><text:span text:style-name="T2"> </text:span><text:span text:style-name="T11">Height</text:span><text:span text:style-name="T2">="150" </text:span></text:p>
      <text:p text:style-name="P3"><text:span text:style-name="T11"><text:s text:c="32"/>ImageFingerprint</text:span><text:span text:style-name="T2">="Shtd/s6ukm70ZPjUpQ+5fPW0kWHalE2gRqvH6s4vGaI=" </text:span></text:p>
      <text:p text:style-name="P3"><text:span text:style-name="T11"><text:s text:c="32"/>LogotypeURL</text:span><text:span text:style-name="T2">="http://issuer.example.com/images/logo.png"</text:span></text:p>
      <text:p text:style-name="P3"><text:span text:style-name="T11"><text:s text:c="32"/>MimeType</text:span><text:span text:style-name="T2">="image/png" </text:span></text:p>
      <text:p text:style-name="P3"><text:span text:style-name="T11"><text:s text:c="32"/>Width</text:span><text:span text:style-name="T2">="200"/&gt;<text:line-break/>    &lt;</text:span><text:span text:style-name="T10">BasicCapabilities</text:span><text:span text:style-name="T2">/&gt;<text:line-break/>&lt;/</text:span><text:span text:style-name="T10">PlatformNegotiationRequest</text:span><text:span text:style-name="T2">&gt;<text:line-break/> </text:span></text:p>
      <table:table table:name="Table2" table:style-name="Table2">
        <table:table-column table:style-name="Table2.A"/>
        <table:table-row table:style-name="Table2.1">
          <table:table-cell table:style-name="Table2.A1" office:value-type="string">
            <text:p text:style-name="P13"> Pass #2: PlatformNegotiationResponse </text:p>
          </table:table-cell>
        </table:table-row>
      </table:table>
      <text:p text:style-name="P3"><text:span text:style-name="T2"> </text:span><text:span text:style-name="T2"><text:line-break/></text:span><text:span text:style-name="T9">&lt;?xml version="1.0" encoding="UTF-8"?&gt;</text:span><text:span text:style-name="T2"><text:line-break/>&lt;</text:span><text:span text:style-name="T10">PlatformNegotiationResponse</text:span><text:span text:style-name="T2"> </text:span><text:span text:style-name="T11">ServerSessionID</text:span><text:span text:style-name="T2">="S-12c84bd26b886bedfa8fe0f2e21"</text:span></text:p>
      <text:p text:style-name="P3"><text:span text:style-name="T2"><text:s text:c="51"/></text:span><text:span text:style-name="T11">xmlns</text:span><text:span text:style-name="T2">="</text:span><text:span text:style-name="T12">http://xmlns.webpki.org/keygen2/beta/20101204#</text:span><text:span text:style-name="T2">"&gt;<text:line-break/>    &lt;</text:span><text:span text:style-name="T10">BasicCapabilities</text:span><text:span text:style-name="T2">/&gt;<text:line-break/>&lt;/</text:span><text:span text:style-name="T10">PlatformNegotiationResponse</text:span><text:span text:style-name="T2">&gt;<text:line-break/> </text:span></text:p>
      <text:p text:style-name="P4"/>
      <text:p text:style-name="P5">Comment: The <text:span text:style-name="T13">PlatformNegotiation</text:span> request-response pair is mandatory and alerts the user that a service wants to perform an operation in an SKS key container. <text:s/>In addition, algorithm and feature requirements and preferences are negotiated. <text:s text:c="2"/>In this case the <text:span text:style-name="T13">Action</text:span> attribute was set to “unlock” as this is the only thing the issuer <text:span text:style-name="T16">declared</text:span> it intends to perform.</text:p>
      <text:p text:style-name="P5"/>
      <text:p text:style-name="P5">SKS crypto involved: none, only capability requests may be performed at this stage.</text:p>
      <text:p text:style-name="P5"/>
      <text:p text:style-name="P5"><draw:frame text:anchor-type="char" draw:z-index="0" draw:style-name="gr1" draw:text-style-name="P16" svg:width="5.003cm" svg:height="0.646cm" svg:x="6.779cm" svg:y="0.402cm">
     <draw:text-box>
      <text:p text:style-name="P16"><text:span text:style-name="T19">Key Management Alert</text:span></text:p>
     </draw:text-box>
    </draw:frame><draw:g text:anchor-type="char" draw:z-index="3" draw:style-name="gr4"><draw:custom-shape draw:style-name="gr5" draw:text-style-name="P17" svg:width="1.803cm" svg:height="0.757cm" svg:x="7.126cm" svg:y="4.925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draw:frame draw:style-name="gr6" draw:text-style-name="P20" svg:width="1.855cm" svg:height="0.571cm" svg:x="7.101cm" svg:y="5.017cm">
      <draw:text-box>
       <text:p text:style-name="P20"><text:span text:style-name="T21">Cancel</text:span></text:p>
      </draw:text-box>
     </draw:frame>
    </draw:g><draw:g text:anchor-type="char" draw:z-index="4" draw:style-name="gr4"><draw:custom-shape draw:style-name="gr5" draw:text-style-name="P17" svg:width="1.14cm" svg:height="0.757cm" svg:x="10.345cm" svg:y="4.925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draw:frame draw:style-name="gr6" draw:text-style-name="P20" svg:width="1.114cm" svg:height="0.571cm" svg:x="10.359cm" svg:y="5.017cm">
      <draw:text-box>
       <text:p text:style-name="P20"><text:span text:style-name="T21">OK</text:span></text:p>
      </draw:text-box>
     </draw:frame>
    </draw:g></text:p>
      <text:p text:style-name="P5"><draw:custom-shape text:anchor-type="char" draw:z-index="1" draw:style-name="gr2" draw:text-style-name="P17" svg:width="5.063cm" svg:height="5.71cm" svg:x="6.754cm" svg:y="0.009cm">
     <text:p/>
     <draw:enhanced-geometry svg:viewBox="0 0 21600 21600" draw:type="rectangle" draw:enhanced-path="M 0 0 L 21600 0 21600 21600 0 21600 0 0 Z N"/>
    </draw:custom-shape><draw:frame text:anchor-type="char" draw:z-index="2" draw:style-name="gr3" draw:text-style-name="P19" svg:width="3.871cm" svg:height="1.117cm" svg:x="6.789cm" svg:y="3.17cm">
     <draw:text-box>
      <text:p text:style-name="P18"><text:span text:style-name="T20">Request for unlocking keys in your phone</text:span></text:p>
     </draw:text-box>
    </draw:frame><draw:frame draw:style-name="fr1" draw:name="graphics1" text:anchor-type="char" svg:x="10.656cm" svg:y="3.27cm" svg:width="0.797cm" svg:height="0.829cm" draw:z-index="5"><draw:image xlink:href="Pictures/1000020000000030000000306C29D9F4.png" xlink:type="simple" xlink:show="embed" xlink:actuate="onLoad"/>
    </draw:frame><draw:custom-shape text:anchor-type="char" draw:z-index="6" draw:style-name="gr7" draw:text-style-name="P17" svg:width="2.816cm" svg:height="0.361cm" svg:x="7.874cm" svg:y="0.965cm">
     <text:p/>
     <draw:enhanced-geometry svg:viewBox="0 0 2880 432" draw:type="non-primitive" draw:enhanced-path="M 0 432 L 1440 0 2880 432 0 432 Z N"/>
    </draw:custom-shape><draw:custom-shape text:anchor-type="char" draw:z-index="7" draw:style-name="gr8" draw:text-style-name="P17" svg:width="2.537cm" svg:height="1.089cm" svg:x="8.024cm" svg:y="1.609cm">
     <text:p/>
     <draw:enhanced-geometry svg:viewBox="0 0 21600 21600" draw:type="rectangle" draw:enhanced-path="M 0 0 L 21600 0 21600 21600 0 21600 0 0 Z N"/>
    </draw:custom-shape><draw:custom-shape text:anchor-type="char" draw:z-index="8" draw:style-name="gr9" draw:text-style-name="P17" svg:width="0.186cm" svg:height="1.089cm" svg:x="10.07cm" svg:y="1.609cm">
     <text:p/>
     <draw:enhanced-geometry svg:viewBox="0 0 21600 21600" draw:type="rectangle" draw:enhanced-path="M 0 0 L 21600 0 21600 21600 0 21600 0 0 Z N"/>
    </draw:custom-shape><draw:custom-shape text:anchor-type="char" draw:z-index="9" draw:style-name="gr9" draw:text-style-name="P17" svg:width="0.186cm" svg:height="1.089cm" svg:x="8.327cm" svg:y="1.609cm">
     <text:p/>
     <draw:enhanced-geometry svg:viewBox="0 0 21600 21600" draw:type="rectangle" draw:enhanced-path="M 0 0 L 21600 0 21600 21600 0 21600 0 0 Z N"/>
    </draw:custom-shape><draw:custom-shape text:anchor-type="char" draw:z-index="10" draw:style-name="gr9" draw:text-style-name="P17" svg:width="0.179cm" svg:height="1.089cm" svg:x="8.911cm" svg:y="1.609cm">
     <text:p/>
     <draw:enhanced-geometry svg:viewBox="0 0 21600 21600" draw:type="rectangle" draw:enhanced-path="M 0 0 L 21600 0 21600 21600 0 21600 0 0 Z N"/>
    </draw:custom-shape><draw:custom-shape text:anchor-type="char" draw:z-index="11" draw:style-name="gr9" draw:text-style-name="P17" svg:width="0.184cm" svg:height="1.248cm" svg:x="9.463cm" svg:y="1.591cm">
     <text:p/>
     <draw:enhanced-geometry svg:viewBox="0 0 21600 21600" draw:type="rectangle" draw:enhanced-path="M 0 0 L 21600 0 21600 21600 0 21600 0 0 Z N"/>
    </draw:custom-shape><draw:custom-shape text:anchor-type="char" draw:z-index="12" draw:style-name="gr10" draw:text-style-name="P17" svg:width="2.807cm" svg:height="0.073cm" svg:x="7.874cm" svg:y="2.697cm">
     <text:p/>
     <draw:enhanced-geometry svg:viewBox="0 0 21600 21600" draw:type="rectangle" draw:enhanced-path="M 0 0 L 21600 0 21600 21600 0 21600 0 0 Z N"/>
    </draw:custom-shape><draw:custom-shape text:anchor-type="char" draw:z-index="13" draw:style-name="gr10" draw:text-style-name="P17" svg:width="2.807cm" svg:height="0.327cm" svg:x="7.874cm" svg:y="1.325cm">
     <text:p/>
     <draw:enhanced-geometry svg:viewBox="0 0 21600 21600" draw:type="rectangle" draw:enhanced-path="M 0 0 L 21600 0 21600 21600 0 21600 0 0 Z N"/>
    </draw:custom-shape><draw:custom-shape text:anchor-type="char" draw:z-index="14" draw:style-name="gr10" draw:text-style-name="P17" svg:width="2.984cm" svg:height="0.08cm" svg:x="7.777cm" svg:y="2.769cm">
     <text:p/>
     <draw:enhanced-geometry svg:viewBox="0 0 21600 21600" draw:type="rectangle" draw:enhanced-path="M 0 0 L 21600 0 21600 21600 0 21600 0 0 Z N"/>
    </draw:custom-shape><draw:custom-shape text:anchor-type="char" draw:z-index="15" draw:style-name="gr10" draw:text-style-name="P17" svg:width="3.153cm" svg:height="0.078cm" svg:x="7.684cm" svg:y="2.849cm">
     <text:p/>
     <draw:enhanced-geometry svg:viewBox="0 0 21600 21600" draw:type="rectangle" draw:enhanced-path="M 0 0 L 21600 0 21600 21600 0 21600 0 0 Z N"/>
    </draw:custom-shape><draw:frame text:anchor-type="char" draw:z-index="16" draw:style-name="gr11" draw:text-style-name="P22" svg:width="3.01cm" svg:height="0.579cm" svg:x="7.722cm" svg:y="1.212cm">
     <draw:text-box>
      <text:p text:style-name="P21"><text:span text:style-name="T22">M <text:s/>Y</text:span><text:span text:style-name="T23"> <text:s text:c="2"/>B <text:s/>A <text:s/>N <text:s/>K</text:span></text:p>
     </draw:text-box>
    </draw:frame></text:p>
      <text:p text:style-name="P8"/>
      <table:table table:name="Table3" table:style-name="Table3">
        <table:table-column table:style-name="Table3.A"/>
        <table:table-row table:style-name="Table3.1">
          <table:table-cell table:style-name="Table3.A1" office:value-type="string">
            <text:p text:style-name="P13"> Pass #3: ProvisioningInitializationRequest </text:p>
          </table:table-cell>
        </table:table-row>
      </table:table>
      <text:p text:style-name="P3"><text:span text:style-name="T2"> <text:line-break/></text:span><text:span text:style-name="T9">&lt;?xml version="1.0" encoding="UTF-8"?&gt;</text:span><text:span text:style-name="T2"><text:line-break/>&lt;</text:span><text:span text:style-name="T10">ProvisioningInitializationRequest</text:span><text:span text:style-name="T2"> </text:span><text:span text:style-name="T11">ID</text:span><text:span text:style-name="T2">="S-12c84bd26b886bedfa8fe0f2e21" </text:span></text:p>
      <text:p text:style-name="P3"><text:span text:style-name="T11"><text:s text:c="55"/>ServerTime</text:span><text:span text:style-name="T2">="2010-11-27T09:32:57+01:00"</text:span></text:p>
      <text:p text:style-name="P3"><text:span text:style-name="T2"><text:s text:c="55"/></text:span><text:span text:style-name="T11">Algorithm</text:span><text:span text:style-name="T2">="http://xmlns.webpki.org/keygen2/1.0#algorithm.sks.s1"</text:span></text:p>
      <text:p text:style-name="P3"><text:span text:style-name="T2"><text:s text:c="55"/></text:span><text:span text:style-name="T11">SessionKeyLimit</text:span><text:span text:style-name="T2">="50" </text:span></text:p>
      <text:p text:style-name="P3"><text:span text:style-name="T11"><text:s text:c="55"/>SessionLifeTime</text:span><text:span text:style-name="T2">="10000" </text:span></text:p>
      <text:p text:style-name="P3"><text:span text:style-name="T11"><text:s text:c="55"/>SubmitURL</text:span><text:span text:style-name="T2">="http://issuer.example.com/provsess"</text:span></text:p>
      <text:p text:style-name="P3"><text:span text:style-name="T2"><text:s text:c="55"/></text:span><text:span text:style-name="T11">xmlns</text:span><text:span text:style-name="T2">="</text:span><text:span text:style-name="T12">http://xmlns.webpki.org/keygen2/beta/20101204#</text:span><text:span text:style-name="T2">" </text:span></text:p>
      <text:p text:style-name="P3"><text:span text:style-name="T11"><text:s text:c="55"/>xmlns</text:span><text:span text:style-name="T2">:</text:span><text:span text:style-name="T12">ds11</text:span><text:span text:style-name="T2">="</text:span><text:span text:style-name="T12">http://www.w3.org/2009/xmldsig11#</text:span><text:span text:style-name="T2">"&gt;<text:line-break/>    &lt;</text:span><text:span text:style-name="T10">ServerEphemeralKey</text:span><text:span text:style-name="T2">&gt;<text:line-break/>        &lt;</text:span><text:span text:style-name="T12">ds11</text:span><text:span text:style-name="T2">:</text:span><text:span text:style-name="T10">ECKeyValue</text:span><text:span text:style-name="T2">&gt;<text:line-break/>            &lt;</text:span><text:span text:style-name="T12">ds11</text:span><text:span text:style-name="T2">:</text:span><text:span text:style-name="T10">NamedCurve</text:span><text:span text:style-name="T2"> </text:span><text:span text:style-name="T11">URI</text:span><text:span text:style-name="T2">="urn:oid:1.2.840.10045.3.1.7"/&gt;<text:line-break/>            &lt;</text:span><text:span text:style-name="T12">ds11</text:span><text:span text:style-name="T2">:</text:span><text:span text:style-name="T10">PublicKey</text:span><text:span text:style-name="T2">&gt;BMKnN7n7VyP/91qOEVAQ/x....wi2J4e44PwRMrjY0=&lt;/</text:span><text:span text:style-name="T12">ds11</text:span><text:span text:style-name="T2">:</text:span><text:span text:style-name="T10">PublicKey</text:span><text:span text:style-name="T2">&gt;<text:line-break/>        &lt;/</text:span><text:span text:style-name="T12">ds11</text:span><text:span text:style-name="T2">:</text:span><text:span text:style-name="T10">ECKeyValue</text:span><text:span text:style-name="T2">&gt;<text:line-break/>    &lt;/</text:span><text:span text:style-name="T10">ServerEphemeralKey</text:span><text:span text:style-name="T2">&gt;<text:line-break/>&lt;/</text:span><text:span text:style-name="T10">ProvisioningInitializationRequest</text:span><text:span text:style-name="T2">&gt;<text:line-break/> </text:span></text:p>
      <table:table table:name="Table4" table:style-name="Table4">
        <table:table-column table:style-name="Table4.A"/>
        <table:table-row table:style-name="Table4.1">
          <table:table-cell table:style-name="Table4.A1" office:value-type="string">
            <text:p text:style-name="P13"> Pass #4: ProvisioningInitializationResponse </text:p>
          </table:table-cell>
        </table:table-row>
      </table:table>
      <text:p text:style-name="P7"><text:span text:style-name="T2"> <text:line-break/></text:span><text:span text:style-name="T9">&lt;?xml version="1.0" encoding="UTF-8"?&gt;</text:span><text:span text:style-name="T2"><text:line-break/>&lt;</text:span><text:span text:style-name="T10">ProvisioningInitializationResponse<text:tab/></text:span><text:span text:style-name="T11">Attestation</text:span><text:span text:style-name="T2">="MWdfi2wqy+WEl/x56eO1e …. vEWlbj+ruKtw="<text:line-break/><text:tab/></text:span><text:span text:style-name="T11">ClientTime</text:span><text:span text:style-name="T2">="2010-11-27T09:32:57+01:00" <text:line-break/><text:tab/></text:span><text:span text:style-name="T11">ID</text:span><text:span text:style-name="T2">="C-12c84bd26dcffd1b02a9b75734a" <text:line-break/><text:tab/></text:span><text:span text:style-name="T11">ServerSessionID</text:span><text:span text:style-name="T2">="S-12c84bd26b886bedfa8fe0f2e21" <text:line-break/><text:tab/></text:span><text:span text:style-name="T11">ServerTime</text:span><text:span text:style-name="T2">="2010-11-27T09:32:57+01:00" <text:line-break/><text:tab/></text:span><text:span text:style-name="T11">xmlns</text:span><text:span text:style-name="T2">="</text:span><text:span text:style-name="T12">http://xmlns.webpki.org/keygen2/beta/20101204#</text:span><text:span text:style-name="T2">" </text:span></text:p>
      <text:p text:style-name="P7"><text:span text:style-name="T2"><text:tab/></text:span><text:span text:style-name="T11">xmlns</text:span><text:span text:style-name="T2">:</text:span><text:span text:style-name="T12">ds</text:span><text:span text:style-name="T2">="</text:span><text:span text:style-name="T12">http://www.w3.org/2000/09/xmldsig#</text:span><text:span text:style-name="T2">" </text:span></text:p>
      <text:p text:style-name="P7"><text:span text:style-name="T11"><text:tab/>xmlns</text:span><text:span text:style-name="T2">:</text:span><text:span text:style-name="T12">ds11</text:span><text:span text:style-name="T2">="</text:span><text:span text:style-name="T12">http://www.w3.org/2009/xmldsig11#</text:span><text:span text:style-name="T2">"&gt;<text:line-break/>    &lt;</text:span><text:span text:style-name="T10">ClientEphemeralKey</text:span><text:span text:style-name="T2">&gt;<text:line-break/>        &lt;</text:span><text:span text:style-name="T12">ds11</text:span><text:span text:style-name="T2">:</text:span><text:span text:style-name="T10">ECKeyValue</text:span><text:span text:style-name="T2">&gt;<text:line-break/>            &lt;</text:span><text:span text:style-name="T12">ds11</text:span><text:span text:style-name="T2">:</text:span><text:span text:style-name="T10">NamedCurve</text:span><text:span text:style-name="T2"> </text:span><text:span text:style-name="T11">URI</text:span><text:span text:style-name="T2">="urn:oid:1.2.840.10045.3.1.7"/&gt;<text:line-break/>            &lt;</text:span><text:span text:style-name="T12">ds11</text:span><text:span text:style-name="T2">:</text:span><text:span text:style-name="T10">PublicKey</text:span><text:span text:style-name="T2">&gt;BMLWM1XoMO6wkUo6u4reeN13HC4D4 …. FY/MHfEpObRHJhFcrOYMZ+MpxjXpo=&lt;/</text:span><text:span text:style-name="T12">ds11</text:span><text:span text:style-name="T2">:</text:span><text:span text:style-name="T10">PublicKey</text:span><text:span text:style-name="T2">&gt;<text:line-break/>        &lt;/</text:span><text:span text:style-name="T12">ds11</text:span><text:span text:style-name="T2">:</text:span><text:span text:style-name="T10">ECKeyValue</text:span><text:span text:style-name="T2">&gt;<text:line-break/>    &lt;/</text:span><text:span text:style-name="T10">ClientEphemeralKey</text:span><text:span text:style-name="T2">&gt;<text:line-break/>    &lt;</text:span><text:span text:style-name="T10">DeviceCertificatePath</text:span><text:span text:style-name="T2">&gt;<text:line-break/>        &lt;</text:span><text:span text:style-name="T12">ds</text:span><text:span text:style-name="T2">:</text:span><text:span text:style-name="T10">X509Data</text:span><text:span text:style-name="T2">&gt;<text:line-break/>            &lt;</text:span><text:span text:style-name="T12">ds</text:span><text:span text:style-name="T2">:</text:span><text:span text:style-name="T10">X509Certificate</text:span><text:span text:style-name="T2">&gt;MIIC2DCCAcCgAwIBAgIGARTWcc7VMA0 ….. Y+xtVD5cD1Gcn7KNdcJfLt&lt;/</text:span><text:span text:style-name="T12">ds</text:span><text:span text:style-name="T2">:</text:span><text:span text:style-name="T10">X509Certificate</text:span><text:span text:style-name="T2">&gt;<text:line-break/>        &lt;/</text:span><text:span text:style-name="T12">ds</text:span><text:span text:style-name="T2">:</text:span><text:span text:style-name="T10">X509Data</text:span><text:span text:style-name="T2">&gt;<text:line-break/>    &lt;/</text:span><text:span text:style-name="T10">DeviceCertificatePath</text:span><text:span text:style-name="T2">&gt;<text:line-break/>    &lt;</text:span><text:span text:style-name="T12">ds</text:span><text:span text:style-name="T2">:</text:span><text:span text:style-name="T10">Signature</text:span><text:span text:style-name="T2">&gt;<text:line-break/>        &lt;</text:span><text:span text:style-name="T12">ds</text:span><text:span text:style-name="T2">:</text:span><text:span text:style-name="T10">SignedInfo</text:span><text:span text:style-name="T2">&gt;<text:line-break/>            &lt;</text:span><text:span text:style-name="T12">ds</text:span><text:span text:style-name="T2">:</text:span><text:span text:style-name="T10">CanonicalizationMethod</text:span><text:span text:style-name="T2"> </text:span><text:span text:style-name="T11">Algorithm</text:span><text:span text:style-name="T2">="http://www.w3.org/2001/10/xml-exc-c14n#"/&gt;<text:line-break/>            &lt;</text:span><text:span text:style-name="T12">ds</text:span><text:span text:style-name="T2">:</text:span><text:span text:style-name="T10">SignatureMethod</text:span><text:span text:style-name="T2"> </text:span><text:span text:style-name="T11">Algorithm</text:span><text:span text:style-name="T2">="http://www.w3.org/2001/04/xmldsig-more#hmac-sha256"/&gt;<text:line-break/>            &lt;</text:span><text:span text:style-name="T12">ds</text:span><text:span text:style-name="T2">:</text:span><text:span text:style-name="T10">Reference</text:span><text:span text:style-name="T2"> </text:span><text:span text:style-name="T11">URI</text:span><text:span text:style-name="T2">="#C-12c84bd26dcffd1b02a9b75734a"&gt;<text:line-break/>                &lt;</text:span><text:span text:style-name="T12">ds</text:span><text:span text:style-name="T2">:</text:span><text:span text:style-name="T10">Transforms</text:span><text:span text:style-name="T2">&gt;<text:line-break/>                    &lt;</text:span><text:span text:style-name="T12">ds</text:span><text:span text:style-name="T2">:</text:span><text:span text:style-name="T10">Transform</text:span><text:span text:style-name="T2"> </text:span><text:span text:style-name="T11">Algorithm</text:span><text:span text:style-name="T2">="http://www.w3.org/2000/09/xmldsig#enveloped-signature"/&gt;<text:line-break/>                    &lt;</text:span><text:span text:style-name="T12">ds</text:span><text:span text:style-name="T2">:</text:span><text:span text:style-name="T10">Transform</text:span><text:span text:style-name="T2"> </text:span><text:span text:style-name="T11">Algorithm</text:span><text:span text:style-name="T2">="http://www.w3.org/2001/10/xml-exc-c14n#"/&gt;<text:line-break/>                &lt;/</text:span><text:span text:style-name="T12">ds</text:span><text:span text:style-name="T2">:</text:span><text:span text:style-name="T10">Transforms</text:span><text:span text:style-name="T2">&gt;<text:line-break/>                &lt;</text:span><text:span text:style-name="T12">ds</text:span><text:span text:style-name="T2">:</text:span><text:span text:style-name="T10">DigestMethod</text:span><text:span text:style-name="T2"> </text:span><text:span text:style-name="T11">Algorithm</text:span><text:span text:style-name="T2">="http://www.w3.org/2001/04/xmlenc#sha256"/&gt;<text:line-break/>                &lt;</text:span><text:span text:style-name="T12">ds</text:span><text:span text:style-name="T2">:</text:span><text:span text:style-name="T10">DigestValue</text:span><text:span text:style-name="T2">&gt;spVTwuSvOjadMf/9PG2lwpa1m4YiMRjWJ71eoVXX9XA=&lt;/</text:span><text:span text:style-name="T12">ds</text:span><text:span text:style-name="T2">:</text:span><text:span text:style-name="T10">DigestValue</text:span><text:span text:style-name="T2">&gt;<text:line-break/>            &lt;/</text:span><text:span text:style-name="T12">ds</text:span><text:span text:style-name="T2">:</text:span><text:span text:style-name="T10">Reference</text:span><text:span text:style-name="T2">&gt;<text:line-break/>        &lt;/</text:span><text:span text:style-name="T12">ds</text:span><text:span text:style-name="T2">:</text:span><text:span text:style-name="T10">SignedInfo</text:span><text:span text:style-name="T2">&gt;<text:line-break/>        &lt;</text:span><text:span text:style-name="T12">ds</text:span><text:span text:style-name="T2">:</text:span><text:span text:style-name="T10">SignatureValue</text:span><text:span text:style-name="T2">&gt;zySg8QkLwCNwMwfpV6X8cKEcfoJ2thxjKC+lEAeuW7s=&lt;/</text:span><text:span text:style-name="T12">ds</text:span><text:span text:style-name="T2">:</text:span><text:span text:style-name="T10">SignatureValue</text:span><text:span text:style-name="T2">&gt;<text:line-break/>        &lt;</text:span><text:span text:style-name="T12">ds</text:span><text:span text:style-name="T2">:</text:span><text:span text:style-name="T10">KeyInfo</text:span><text:span text:style-name="T2">&gt;<text:line-break/>            &lt;</text:span><text:span text:style-name="T12">ds</text:span><text:span text:style-name="T2">:</text:span><text:span text:style-name="T10">KeyName</text:span><text:span text:style-name="T2">&gt;derived-session-key&lt;/</text:span><text:span text:style-name="T12">ds</text:span><text:span text:style-name="T2">:</text:span><text:span text:style-name="T10">KeyName</text:span><text:span text:style-name="T2">&gt;<text:line-break/>        &lt;/</text:span><text:span text:style-name="T12">ds</text:span><text:span text:style-name="T2">:</text:span><text:span text:style-name="T10">KeyInfo</text:span><text:span text:style-name="T2">&gt;<text:line-break/>    &lt;/</text:span><text:span text:style-name="T12">ds</text:span><text:span text:style-name="T2">:</text:span><text:span text:style-name="T10">Signature</text:span><text:span text:style-name="T2">&gt;<text:line-break/>&lt;/</text:span><text:span text:style-name="T10">ProvisioningInitializationResponse</text:span><text:span text:style-name="T2">&gt;<text:line-break/> </text:span></text:p>
      <text:p text:style-name="P4"/>
      <text:p text:style-name="P5">This is the core SKS operation, creating an authenticated shared session key. <text:s/>It is with the exception of <text:span text:style-name="T13">ClientTime</text:span> time <text:span text:style-name="T16">running at the SKS level</text:span> to cater for E2ES support.</text:p>
      <text:p text:style-name="P5"/>
      <text:p text:style-name="P3"><text:span text:style-name="T6">Note: the</text:span><text:span text:style-name="T5"> issuer is not authenticated by the SKS</text:span><text:span text:style-name="T6">, it is authenticated by the </text:span><text:span text:style-name="T5">user</text:span><text:span text:style-name="T7"> (+ SSL cert) in the PlatformNegotiation phase.</text:span></text:p>
      <text:p text:style-name="P6"/>
      <text:p text:style-name="P3"><text:span text:style-name="T7">Primary SKS method: </text:span><text:span text:style-name="T15">createProvisioningSession()</text:span></text:p>
      <text:p text:style-name="P8"/>
      <table:table table:name="Table5" table:style-name="Table5">
        <table:table-column table:style-name="Table5.A"/>
        <table:table-row table:style-name="Table5.1">
          <table:table-cell table:style-name="Table5.A1" office:value-type="string">
            <text:p text:style-name="P13"> Pass #5: CredentialDiscoveryRequest </text:p>
          </table:table-cell>
        </table:table-row>
      </table:table>
      <text:p text:style-name="P3"><text:span text:style-name="T2"> </text:span><text:span text:style-name="T2"><text:line-break/></text:span><text:span text:style-name="T9">&lt;?xml version="1.0" encoding="UTF-8"?&gt;</text:span><text:span text:style-name="T2"><text:line-break/>&lt;</text:span><text:span text:style-name="T10">CredentialDiscoveryRequest</text:span><text:span text:style-name="T2"> </text:span><text:span text:style-name="T11">ClientSessionID</text:span><text:span text:style-name="T2">="C-12c84bd26dcffd1b02a9b75734a" </text:span></text:p>
      <text:p text:style-name="P3"><text:span text:style-name="T11"><text:s text:c="48"/>ID</text:span><text:span text:style-name="T2">="S-12c84bd26b886bedfa8fe0f2e21" </text:span></text:p>
      <text:p text:style-name="P3"><text:span text:style-name="T11"><text:s text:c="48"/>SubmitURL</text:span><text:span text:style-name="T2">="http://issuer.example.com/credisc"</text:span></text:p>
      <text:p text:style-name="P3"><text:span text:style-name="T2"><text:s text:c="48"/></text:span><text:span text:style-name="T11">xmlns</text:span><text:span text:style-name="T2">="</text:span><text:span text:style-name="T12">http://xmlns.webpki.org/keygen2/beta/20101204#</text:span><text:span text:style-name="T2">" </text:span></text:p>
      <text:p text:style-name="P3"><text:span text:style-name="T11"><text:s text:c="48"/>xmlns</text:span><text:span text:style-name="T2">:</text:span><text:span text:style-name="T12">ds</text:span><text:span text:style-name="T2">="</text:span><text:span text:style-name="T12">http://www.w3.org/2000/09/xmldsig#</text:span><text:span text:style-name="T2">"&gt;<text:line-break/>    &lt;</text:span><text:span text:style-name="T10">LookupSpecifier</text:span><text:span text:style-name="T2"> </text:span><text:span text:style-name="T11">ID</text:span><text:span text:style-name="T2">="Lookup.1" </text:span><text:span text:style-name="T11">Nonce</text:span><text:span text:style-name="T2">="NmFp6mVN99JjWiiwIVQSdudxNI37ZTKW4qfS3Z8N0uY="&gt;<text:line-break/>        &lt;</text:span><text:span text:style-name="T10">SearchFilter</text:span><text:span text:style-name="T2"> </text:span><text:span text:style-name="T11">Email</text:span><text:span text:style-name="T2">="john.doe@example.com"/&gt;<text:line-break/> <text:s/>      &lt;</text:span><text:span text:style-name="T12">ds</text:span><text:span text:style-name="T2">:</text:span><text:span text:style-name="T10">Signature</text:span><text:span text:style-name="T2">&gt;<text:line-break/>            &lt;</text:span><text:span text:style-name="T12">ds</text:span><text:span text:style-name="T2">:</text:span><text:span text:style-name="T10">SignedInfo</text:span><text:span text:style-name="T2">&gt;<text:line-break/>                &lt;</text:span><text:span text:style-name="T12">ds</text:span><text:span text:style-name="T2">:</text:span><text:span text:style-name="T10">CanonicalizationMethod</text:span><text:span text:style-name="T2"> </text:span><text:span text:style-name="T11">Algorithm</text:span><text:span text:style-name="T2">="http://www.w3.org/2001/10/xml-exc-c14n#"/&gt;<text:line-break/>                &lt;</text:span><text:span text:style-name="T12">ds</text:span><text:span text:style-name="T2">:</text:span><text:span text:style-name="T10">SignatureMethod</text:span><text:span text:style-name="T2"> </text:span><text:span text:style-name="T11">Algorithm</text:span><text:span text:style-name="T2">="http://www.w3.org/2001/04/xmldsig-more#rsa-sha256"/&gt;<text:line-break/>                &lt;</text:span><text:span text:style-name="T12">ds</text:span><text:span text:style-name="T2">:</text:span><text:span text:style-name="T10">Reference</text:span><text:span text:style-name="T2"> </text:span><text:span text:style-name="T11">URI</text:span><text:span text:style-name="T2">="#Lookup.1"&gt;<text:line-break/>                    &lt;</text:span><text:span text:style-name="T12">ds</text:span><text:span text:style-name="T2">:</text:span><text:span text:style-name="T10">Transforms</text:span><text:span text:style-name="T2">&gt;<text:line-break/>                        &lt;</text:span><text:span text:style-name="T12">ds</text:span><text:span text:style-name="T2">:</text:span><text:span text:style-name="T10">Transform</text:span><text:span text:style-name="T2"> </text:span><text:span text:style-name="T11">Algorithm</text:span><text:span text:style-name="T2">="http://www.w3.org/2000/09/xmldsig#enveloped-signature"/&gt;<text:line-break/>                        &lt;</text:span><text:span text:style-name="T12">ds</text:span><text:span text:style-name="T2">:</text:span><text:span text:style-name="T10">Transform</text:span><text:span text:style-name="T2"> </text:span><text:span text:style-name="T11">Algorithm</text:span><text:span text:style-name="T2">="http://www.w3.org/2001/10/xml-exc-c14n#"/&gt;<text:line-break/>                    &lt;/</text:span><text:span text:style-name="T12">ds</text:span><text:span text:style-name="T2">:</text:span><text:span text:style-name="T10">Transforms</text:span><text:span text:style-name="T2">&gt;<text:line-break/>                    &lt;</text:span><text:span text:style-name="T12">ds</text:span><text:span text:style-name="T2">:</text:span><text:span text:style-name="T10">DigestMethod</text:span><text:span text:style-name="T2"> </text:span><text:span text:style-name="T11">Algorithm</text:span><text:span text:style-name="T2">="http://www.w3.org/2001/04/xmlenc#sha256"/&gt;<text:line-break/>                    &lt;</text:span><text:span text:style-name="T12">ds</text:span><text:span text:style-name="T2">:</text:span><text:span text:style-name="T10">DigestValue</text:span><text:span text:style-name="T2">&gt;pzD0XzkaZLb/aSBiElx+m+dhPk7Do7Z34u/FP0IElEk=&lt;/</text:span><text:span text:style-name="T12">ds</text:span><text:span text:style-name="T2">:</text:span><text:span text:style-name="T10">DigestValue</text:span><text:span text:style-name="T2">&gt;<text:line-break/>                &lt;/</text:span><text:span text:style-name="T12">ds</text:span><text:span text:style-name="T2">:</text:span><text:span text:style-name="T10">Reference</text:span><text:span text:style-name="T2">&gt;<text:line-break/>            &lt;/</text:span><text:span text:style-name="T12">ds</text:span><text:span text:style-name="T2">:</text:span><text:span text:style-name="T10">SignedInfo</text:span><text:span text:style-name="T2">&gt;<text:line-break/>            &lt;</text:span><text:span text:style-name="T12">ds</text:span><text:span text:style-name="T2">:</text:span><text:span text:style-name="T10">SignatureValue</text:span><text:span text:style-name="T2">&gt;KpWG/aMDDb0GQfviAC35ViBM0e869n....Wr6dfoydZfLNiZBFD42chRbiBVxEzDnvA=&lt;/</text:span><text:span text:style-name="T12">ds</text:span><text:span text:style-name="T2">:</text:span><text:span text:style-name="T10">SignatureValue</text:span><text:span text:style-name="T2">&gt;<text:line-break/>            &lt;</text:span><text:span text:style-name="T12">ds</text:span><text:span text:style-name="T2">:</text:span><text:span text:style-name="T10">KeyInfo</text:span><text:span text:style-name="T2">&gt;<text:line-break/>                &lt;</text:span><text:span text:style-name="T12">ds</text:span><text:span text:style-name="T2">:</text:span><text:span text:style-name="T10">KeyValue</text:span><text:span text:style-name="T2">&gt;<text:line-break/>                    &lt;</text:span><text:span text:style-name="T12">ds</text:span><text:span text:style-name="T2">:</text:span><text:span text:style-name="T10">RSAKeyValue</text:span><text:span text:style-name="T2">&gt;<text:line-break/>                        &lt;</text:span><text:span text:style-name="T12">ds</text:span><text:span text:style-name="T2">:</text:span><text:span text:style-name="T10">Modulus</text:span><text:span text:style-name="T2">&gt;AMQVfhviyYdQYe+TlJFQwwGytXeWvkyn....ZoMjkx6tAuTMey9SxW0XLaZDcXl&lt;/</text:span><text:span text:style-name="T12">ds</text:span><text:span text:style-name="T2">:</text:span><text:span text:style-name="T10">Modulus</text:span><text:span text:style-name="T2">&gt;<text:line-break/>                        &lt;</text:span><text:span text:style-name="T12">ds</text:span><text:span text:style-name="T2">:</text:span><text:span text:style-name="T10">Exponent</text:span><text:span text:style-name="T2">&gt;AQAB&lt;/</text:span><text:span text:style-name="T12">ds</text:span><text:span text:style-name="T2">:</text:span><text:span text:style-name="T10">Exponent</text:span><text:span text:style-name="T2">&gt;<text:line-break/>                    &lt;/</text:span><text:span text:style-name="T12">ds</text:span><text:span text:style-name="T2">:</text:span><text:span text:style-name="T10">RSAKeyValue</text:span><text:span text:style-name="T2">&gt;<text:line-break/>                &lt;/</text:span><text:span text:style-name="T12">ds</text:span><text:span text:style-name="T2">:</text:span><text:span text:style-name="T10">KeyValue</text:span><text:span text:style-name="T2">&gt;<text:line-break/>            &lt;/</text:span><text:span text:style-name="T12">ds</text:span><text:span text:style-name="T2">:</text:span><text:span text:style-name="T10">KeyInfo</text:span><text:span text:style-name="T2">&gt;<text:line-break/>        &lt;/</text:span><text:span text:style-name="T12">ds</text:span><text:span text:style-name="T2">:</text:span><text:span text:style-name="T10">Signature</text:span><text:span text:style-name="T2">&gt;<text:line-break/>    &lt;/</text:span><text:span text:style-name="T10">LookupSpecifier</text:span><text:span text:style-name="T2">&gt;<text:line-break/>&lt;/</text:span><text:span text:style-name="T10">CredentialDiscoveryRequest</text:span><text:span text:style-name="T2">&gt;<text:line-break/> </text:span></text:p>
      <table:table table:name="Table6" table:style-name="Table6">
        <table:table-column table:style-name="Table6.A"/>
        <table:table-row table:style-name="Table6.1">
          <table:table-cell table:style-name="Table6.A1" office:value-type="string">
            <text:p text:style-name="P13"> Pass #6: CredentialDiscoveryResponse </text:p>
          </table:table-cell>
        </table:table-row>
      </table:table>
      <text:p text:style-name="P3"><text:span text:style-name="T2"> </text:span><text:span text:style-name="T2"><text:line-break/></text:span><text:span text:style-name="T9">&lt;?xml version="1.0" encoding="UTF-8"?&gt;</text:span><text:span text:style-name="T2"><text:line-break/>&lt;</text:span><text:span text:style-name="T10">CredentialDiscoveryResponse</text:span><text:span text:style-name="T2"> </text:span><text:span text:style-name="T11">ID</text:span><text:span text:style-name="T2">="C-12c84bd26dcffd1b02a9b75734a" </text:span></text:p>
      <text:p text:style-name="P3"><text:span text:style-name="T11"><text:s text:c="51"/>ServerSessionID</text:span><text:span text:style-name="T2">="S-12c84bd26b886bedfa8fe0f2e21"</text:span></text:p>
      <text:p text:style-name="P3"><text:span text:style-name="T2"><text:s text:c="51"/></text:span><text:span text:style-name="T11">xmlns</text:span><text:span text:style-name="T2">="</text:span><text:span text:style-name="T12">http://xmlns.webpki.org/keygen2/beta/20101204#</text:span><text:span text:style-name="T2">"&gt;<text:line-break/>    &lt;</text:span><text:span text:style-name="T10">LookupResult</text:span><text:span text:style-name="T2"> </text:span><text:span text:style-name="T11">ID</text:span><text:span text:style-name="T2">="Lookup.1"&gt;<text:line-break/>        &lt;</text:span><text:span text:style-name="T10">MatchingCredential</text:span><text:span text:style-name="T2"> </text:span><text:span text:style-name="T11">CertificateFingerprint</text:span><text:span text:style-name="T2">="hwEPTko3GvE+44Q7jC3f46wyfPGEDRBntyfUUTUY6PA="</text:span></text:p>
      <text:p text:style-name="P3"><text:span text:style-name="T2"><text:s text:c="42"/></text:span><text:span text:style-name="T11">ClientSessionID</text:span><text:span text:style-name="T2">="C-12c84bd25e4e4957d83a9514e23" </text:span></text:p>
      <text:p text:style-name="P3"><text:span text:style-name="T11"><text:s text:c="42"/>Locked</text:span><text:span text:style-name="T2">="true" </text:span></text:p>
      <text:p text:style-name="P3"><text:span text:style-name="T11"><text:s text:c="42"/>ServerSessionID</text:span><text:span text:style-name="T2">="S-12c84bd25bc34fbb0c2a435735f"/&gt;<text:line-break/>    &lt;/</text:span><text:span text:style-name="T10">LookupResult</text:span><text:span text:style-name="T2">&gt;<text:line-break/> /</text:span><text:span text:style-name="T10">CredentialDiscoveryResponse</text:span><text:span text:style-name="T2">&gt;<text:line-break/> </text:span></text:p>
      <text:p text:style-name="P5"/>
      <text:p text:style-name="P5">Comment: In order to perform reliable key management, you need to know if the key in question is actually available since the user may be able to delete keys. <text:s/>In some cases you may not even know exactly what keys that you have issued to a specific SKS and for that purpose credential discovery is indispensable. <text:s text:c="2"/>By requiring KMK-signed lookup requests an issuer can only “see” keys it has actually issued.</text:p>
      <text:p text:style-name="P3"><text:span text:style-name="T6"><text:line-break/>The </text:span><text:span text:style-name="T14">CredentialDiscovery</text:span><text:span text:style-name="T6"> request-response pair is an optional KeyGen2 step which is </text:span><text:span text:style-name="T5">performed at the middleware level</text:span><text:span text:style-name="T6">.</text:span></text:p>
      <text:p text:style-name="P5"/>
      <text:p text:style-name="P10">Primary SKS methods:</text:p>
      <text:p text:style-name="P9"><text:span text:style-name="T7"><text:tab/> </text:span><text:span text:style-name="T15">enumerateProvisioningSessions()</text:span><text:span text:style-name="T17">, </text:span><text:span text:style-name="T15">enumerateKeys()</text:span><text:span text:style-name="T18">,</text:span><text:span text:style-name="T8"> </text:span><text:span text:style-name="T15">getKeyAttributes()</text:span></text:p>
      <text:p text:style-name="P8"/>
      <table:table table:name="Table7" table:style-name="Table7">
        <table:table-column table:style-name="Table7.A"/>
        <table:table-row table:style-name="Table7.1">
          <table:table-cell table:style-name="Table7.A1" office:value-type="string">
            <text:p text:style-name="P13"> Pass #7: ProvisioningFinalizationRequest </text:p>
          </table:table-cell>
        </table:table-row>
      </table:table>
      <text:p text:style-name="P3"><text:span text:style-name="T2"> <text:line-break/></text:span><text:span text:style-name="T9">&lt;?xml version="1.0" encoding="UTF-8"?&gt;</text:span><text:span text:style-name="T2"><text:line-break/>&lt;</text:span><text:span text:style-name="T10">ProvisioningFinalizationRequest</text:span><text:span text:style-name="T2"> </text:span><text:span text:style-name="T11">ClientSessionID</text:span><text:span text:style-name="T2">="C-12c84bd26dcffd1b02a9b75734a" </text:span></text:p>
      <text:p text:style-name="P3"><text:span text:style-name="T11"><text:s text:c="54"/>ID</text:span><text:span text:style-name="T2">="S-12c84bd26b886bedfa8fe0f2e21"</text:span></text:p>
      <text:p text:style-name="P3"><text:span text:style-name="T2"><text:s text:c="54"/></text:span><text:span text:style-name="T11">MAC</text:span><text:span text:style-name="T2">="jgvw7lAXqLoGUuQNGz9GycYWw2rEASsNHJREzcO3FDc="</text:span></text:p>
      <text:p text:style-name="P3"><text:span text:style-name="T2"><text:s text:c="54"/></text:span><text:span text:style-name="T11">Nonce</text:span><text:span text:style-name="T2">="Xx7tm1g2240C55TLb9Yqmxm9FKWv62WXIOb0C7bwzbA="</text:span></text:p>
      <text:p text:style-name="P3"><text:span text:style-name="T2"><text:s text:c="54"/></text:span><text:span text:style-name="T11">SubmitURL</text:span><text:span text:style-name="T2">="http://issuer.example.com/credep" </text:span></text:p>
      <text:p text:style-name="P3"><text:span text:style-name="T11"><text:s text:c="54"/>xmlns</text:span><text:span text:style-name="T2">="</text:span><text:span text:style-name="T12">http://xmlns.webpki.org/keygen2/beta/20101204#</text:span><text:span text:style-name="T2">"&gt;<text:line-break/>    &lt;</text:span><text:span text:style-name="T10">UnlockKey</text:span><text:span text:style-name="T2"> </text:span><text:span text:style-name="T11">Authorization</text:span><text:span text:style-name="T2">="nIqmN9elBOE5H82E.... bhKtoT92wDYi4D2vgrV9A="</text:span></text:p>
      <text:p text:style-name="P3"><text:span text:style-name="T2"><text:s text:c="24"/></text:span><text:span text:style-name="T11">CertificateFingerprint</text:span><text:span text:style-name="T2">="hwEPTko3GvE+44Q7jC3f46wyfPGEDRBntyfUUTUY6PA=" </text:span></text:p>
      <text:p text:style-name="P3"><text:span text:style-name="T11"><text:s text:c="24"/>ClientSessionID</text:span><text:span text:style-name="T2">="C-12c84bd25e4e4957d83a9514e23" </text:span></text:p>
      <text:p text:style-name="P3"><text:span text:style-name="T11"><text:s text:c="24"/>MAC</text:span><text:span text:style-name="T2">="Q+AZxTt5LLPCDm79yCuHgoFozXhoGaY0Xm5X/OA6Y/Q=" </text:span></text:p>
      <text:p text:style-name="P3"><text:span text:style-name="T11"><text:s text:c="24"/>ServerSessionID</text:span><text:span text:style-name="T2">="S-12c84bd25bc34fbb0c2a435735f"/&gt;<text:line-break/>&lt;/</text:span><text:span text:style-name="T10">ProvisioningFinalizationRequest</text:span><text:span text:style-name="T2">&gt;<text:line-break/> </text:span></text:p>
      <table:table table:name="Table8" table:style-name="Table8">
        <table:table-column table:style-name="Table8.A"/>
        <table:table-row table:style-name="Table8.1">
          <table:table-cell table:style-name="Table8.A1" office:value-type="string">
            <text:p text:style-name="P13"> Pass #8: ProvisioningFinalizationResponse </text:p>
          </table:table-cell>
        </table:table-row>
      </table:table>
      <text:p text:style-name="Text_20_body"><text:span text:style-name="T2"> <text:line-break/></text:span><text:span text:style-name="T9">&lt;?xml version="1.0" encoding="UTF-8"?&gt;</text:span><text:span text:style-name="T2"><text:line-break/>&lt;</text:span><text:span text:style-name="T10">ProvisioningFinalizationResponse</text:span><text:span text:style-name="T2"> </text:span><text:span text:style-name="T11">Attestation</text:span><text:span text:style-name="T2">="IpTDttCtplnkIiIX7TS5nSZTuJrcO9tt97MGbehdw4o="<text:line-break/> <text:s text:c="56"/></text:span><text:span text:style-name="T11">ID</text:span><text:span text:style-name="T2">="C-12c84bd26dcffd1b02a9b75734a" <text:line-break/> <text:s text:c="56"/></text:span><text:span text:style-name="T11">ServerSessionID</text:span><text:span text:style-name="T2">="S-12c84bd26b886bedfa8fe0f2e21"<text:line-break/> <text:s text:c="56"/></text:span><text:span text:style-name="T11">xmlns</text:span><text:span text:style-name="T2">="</text:span><text:span text:style-name="T12">http://xmlns.webpki.org/keygen2/beta/20101204#</text:span><text:span text:style-name="T2">"/&gt;<text:line-break/></text:span></text:p>
      <text:p text:style-name="P2">Comment: The <text:span text:style-name="T13">ProvisioningFinalization</text:span> request-response pair is the mandatory ending of a KeyGen2/SKS session. <text:s/>The request usually contains down-loadable data such as certificates, logotypes, and symmetric keys but can as shown above also comprise of stand-alone key management operations.</text:p>
      <text:p text:style-name="P14"><text:span text:style-name="T6">These operations are </text:span><text:span text:style-name="T5">performed at the SKS level</text:span><text:span text:style-name="T6"> in order to cater for E2ES and transaction-based operation.</text:span></text:p>
      <text:p text:style-name="P3"><text:span text:style-name="T7">Primary SKS methods: </text:span><text:span text:style-name="T15">pp_unlockKey</text:span><text:span text:style-name="T7">, </text:span><text:span text:style-name="T15">closeProvisioningSe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Courier New" svg:font-family="'Courier New'" style:font-family-generic="modern" style:font-pitch="fixed"/>
    <style:font-face style:name="Arial Black" svg:font-family="'Arial Black'" style:font-pitch="variable"/>
    <style:font-face style:name="DejaVu Sans1" svg:font-family="'DejaVu Sans'" style:font-pitch="variable"/>
    <style:font-face style:name="Times New Roman3"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styles>
    <draw:gradient draw:name="Gradient_20_7" draw:display-name="Gradient 7" draw:style="axial" draw:start-color="#5f5f5f"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rial"/>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519cm" fo:margin-bottom="0.817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127cm" fo:margin-left="0cm" fo:margin-right="0cm" fo:margin-top="1.028cm" style:dynamic-spacing="true"/>
      </style:footer-style>
    </style:page-layout>
    <style:page-layout style:name="Mpm2">
      <style:page-layout-properties fo:page-width="21.59cm" fo:page-height="27.94cm" style:num-format="1" style:print-orientation="portrait" fo:margin-top="2cm" fo:margin-bottom="1.944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KeyGen2/SKS Scenario – Remote Key Unlock<text:tab/>V0.12, 2010-12-04<text:tab/></text:span><text:span text:style-name="MT1"><text:page-count style:num-format="1">4</text:page-count></text:span><text:span text:style-name="MT1">/</text:span><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ers Rundgren</meta:initial-creator>
    <meta:creation-date>2010-11-26T06:50:15</meta:creation-date>
    <dc:creator>Anders Rundgren</dc:creator>
    <dc:date>2010-12-05T08:10:44</dc:date>
    <meta:editing-cycles>20</meta:editing-cycles>
    <meta:editing-duration>PT01H57M40S</meta:editing-duration>
    <meta:generator>OpenOffice.org/3.1$Unix OpenOffice.org_project/310m19$Build-9420</meta:generator>
    <meta:document-statistic meta:table-count="8" meta:image-count="1" meta:object-count="0" meta:page-count="4" meta:paragraph-count="68" meta:word-count="665" meta:character-count="11467"/>
  </office:meta>
</office:document-meta>
</file>